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" svg:font-family="Lucida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4.166cm"/>
    </style:style>
    <style:style style:name="Tableau1.B" style:family="table-column">
      <style:table-column-properties style:column-width="3.457cm"/>
    </style:style>
    <style:style style:name="Tableau1.C" style:family="table-column">
      <style:table-column-properties style:column-width="2.796cm"/>
    </style:style>
    <style:style style:name="Tableau1.D" style:family="table-column">
      <style:table-column-properties style:column-width="1.251cm"/>
    </style:style>
    <style:style style:name="Tableau1.E" style:family="table-column">
      <style:table-column-properties style:column-width="1.311cm"/>
    </style:style>
    <style:style style:name="Tableau1.H" style:family="table-column">
      <style:table-column-properties style:column-width="1.399cm"/>
    </style:style>
    <style:style style:name="Tableau1.A1" style:family="table-cell">
      <style:table-cell-properties style:vertical-align="middle" fo:padding="0.049cm" fo:border="none"/>
    </style:style>
    <style:style style:name="Tableau1.D9" style:family="table-cell">
      <style:table-cell-properties fo:padding="0.049cm" fo:border="none"/>
    </style:style>
    <style:style style:name="P1" style:family="paragraph" style:parent-style-name="Text_20_body">
      <style:text-properties officeooo:paragraph-rsid="001c7c7f"/>
    </style:style>
    <style:style style:name="P2" style:family="paragraph" style:parent-style-name="Text_20_body">
      <style:text-properties style:font-name="Lucida" fo:font-size="10.5pt" officeooo:paragraph-rsid="001c7c7f" style:font-size-asian="10.5pt" style:font-size-complex="10.5pt"/>
    </style:style>
    <style:style style:name="P3" style:family="paragraph" style:parent-style-name="Text_20_body">
      <style:text-properties officeooo:rsid="001a0f6f" officeooo:paragraph-rsid="001a0f6f"/>
    </style:style>
    <style:style style:name="P4" style:family="paragraph" style:parent-style-name="Standard">
      <style:text-properties officeooo:rsid="001a0f6f" officeooo:paragraph-rsid="001a0f6f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officeooo:rsid="001f555f" officeooo:paragraph-rsid="001f555f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font-name="Lucida" fo:font-size="10.5pt" style:font-size-asian="10.5pt" style:font-size-complex="10.5pt"/>
    </style:style>
    <style:style style:name="T2" style:family="text">
      <style:text-properties officeooo:rsid="001b0b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tiliser JSON</text:p>
      <text:h text:style-name="Heading_20_1" text:outline-level="1">Tuto JSON</text:h>
      <text:p text:style-name="P1"># **Tuto Synthèse : Maîtriser le JSON pour l'IoT**<text:line-break/>*Format universel pour Tasker, Node-RED, Arduino*<text:line-break/><text:line-break/>---<text:line-break/><text:line-break/>## **1. 📋 Les Bases du JSON - La Syntaxe**<text:line-break/><text:line-break/>### **Structure Fondamentale**<text:line-break/>```json<text:line-break/>{<text:line-break/> <text:s/>"clé": "valeur",<text:line-break/> <text:s/>"nombre": 42,<text:line-break/> <text:s/>"booléen": true,<text:line-break/> <text:s/>"tableau": ["valeur1", "valeur2"],<text:line-break/> <text:s/>"objet": {<text:line-break/> <text:s text:c="3"/>"sous_clé": "sous_valeur"<text:line-break/> <text:s/>}<text:line-break/>}<text:line-break/>```<text:line-break/><text:line-break/>### **Règles Essentielles**<text:line-break/>- ✅ **Accolades** `{}` pour les objets<text:line-break/>- ✅ **Crochets** `[]` pour les tableaux <text:s/><text:line-break/>- ✅ **Guillemets doubles** `" "` pour les clés et textes<text:line-break/>- ✅ **Virgules** entre les éléments (sauf le dernier)<text:line-break/>- ❌ PAS de commentaires<text:line-break/>- ❌ PAS de virgule traînante<text:line-break/><text:line-break/>---<text:line-break/><text:line-break/>## **2. 🚀 JSON en Pratique - Exemples Concrets**<text:line-break/><text:line-break/>### **Capteur Simple**<text:line-break/>```json<text:line-break/>{<text:line-break/> <text:s/>"device": "sonde_salon",<text:line-break/> <text:s/>"temperature": 22.5,<text:line-break/> <text:s/>"humidity": 65,<text:line-break/> <text:s/>"battery": 85<text:line-break/>}<text:line-break/>```<text:line-break/><text:line-break/>### **Message de Commande**<text:line-break/>```json<text:line-break/>{<text:line-break/> <text:s/>"command": "set_light",<text:line-break/><text:soft-page-break/> <text:s/>"target": "lampe_cuisine", <text:line-break/> <text:s/>"value": 1,<text:line-break/> <text:s/>"brightness": 75<text:line-break/>}<text:line-break/>```<text:line-break/><text:line-break/>### **Données Complexes**<text:line-break/>```json<text:line-break/>{<text:line-break/> <text:s/>"timestamp": 1635789200,<text:line-break/> <text:s/>"location": {<text:line-break/> <text:s text:c="3"/>"lat": 48.8566,<text:line-break/> <text:s text:c="3"/>"lon": 2.3522,<text:line-break/> <text:s text:c="3"/>"altitude": 35<text:line-break/> <text:s/>},<text:line-break/> <text:s/>"sensors": [<text:line-break/> <text:s text:c="3"/>{"name": "temp", "value": 22.5},<text:line-break/> <text:s text:c="3"/>{"name": "hum", "value": 65},<text:line-break/> <text:s text:c="3"/>{"name": "motion", "value": true}<text:line-break/> <text:s/>]<text:line-break/>}<text:line-break/>```<text:line-break/><text:line-break/>---<text:line-break/><text:line-break/>## **3. 🔧 Implémentation dans Vos Plateformes**<text:line-break/><text:line-break/>### **📱 Dans TASKER**<text:line-break/><text:line-break/>#### **Lire du JSON (Désérialisation)**<text:line-break/>```javascript<text:line-break/>// Action JavaScriptlet<text:line-break/>var data = JSON.parse(%mqtt_message);<text:line-break/>// Accéder aux valeurs<text:line-break/>var temp = data.temperature;<text:line-break/>var device = data.device;<text:line-break/>// Stocker dans variables Tasker<text:line-break/>setVar('%temperature', temp);<text:line-break/>setVar('%device_name', device);<text:line-break/>```<text:line-break/><text:line-break/>#### **Créer du JSON (Sérialisation)**<text:line-break/>```javascript<text:line-break/>// Action JavaScriptlet<text:line-break/>var message = {<text:line-break/> <text:s/>"device": "mon_phone",<text:line-break/> <text:s/>"battery": %BATT,<text:line-break/> <text:s/>"location": {<text:line-break/> <text:s text:c="3"/>"lat": %LOCN,<text:line-break/> <text:s text:c="3"/>"lon": %LOCL<text:line-break/> <text:s/>}<text:line-break/>};<text:line-break/><text:soft-page-break/>// Convertir en string pour MQTT<text:line-break/>setVar('%json_payload', JSON.stringify(message));<text:line-break/>```<text:line-break/><text:line-break/>### **🌐 Dans NODE-RED**<text:line-break/><text:line-break/>#### **Conversion Automatique**<text:line-break/>```<text:line-break/>[MQTT In] → [json] → [function] → [MQTT Out]<text:line-break/>```<text:line-break/><text:line-break/>#### **Traiter le JSON dans un Noeud Function**<text:line-break/>```javascript<text:line-break/>// msg.payload est déjà un objet JavaScript!<text:line-break/>let data = msg.payload;<text:line-break/><text:line-break/>// Accéder aux valeurs<text:line-break/>let temp = data.temperature;<text:line-break/>let device = data.device;<text:line-break/><text:line-break/>// Modifier ou créer du JSON<text:line-break/>msg.payload = {<text:line-break/> <text:s/>"processed": true,<text:line-break/> <text:s/>"original_device": device,<text:line-break/> <text:s/>"temp_celsius": temp,<text:line-break/> <text:s/>"temp_fahrenheit": (temp * 9/5) + 32<text:line-break/>};<text:line-break/><text:line-break/>return msg;<text:line-break/>```<text:line-break/><text:line-break/>#### **Créer du JSON depuis Node-RED**<text:line-break/>```javascript<text:line-break/>// Dans un noeud function<text:line-break/>msg.payload = {<text:line-break/> <text:s/>"command": "alert",<text:line-break/> <text:s/>"message": "Température critique!",<text:line-break/> <text:s/>"value": %temperature,<text:line-break/> <text:s/>"timestamp": Date.now()<text:line-break/>};<text:line-break/>return msg;<text:line-break/>```<text:line-break/><text:line-break/>### **⚙️ Dans ARDUINO** (avec ArduinoJson)<text:line-break/><text:line-break/>#### **Installer la Bibliothèque**<text:line-break/>- Library Manager → Rechercher "ArduinoJson"<text:line-break/>- Installer "ArduinoJson by Benoit Blanchon"<text:line-break/><text:line-break/>#### **Lire du JSON Reçu**<text:line-break/>```cpp<text:line-break/>#include &lt;ArduinoJson.h&gt;<text:line-break/><text:soft-page-break/><text:line-break/>void handleMQTTMessage(char* topic, byte* payload, unsigned int length) {<text:line-break/> <text:s/>// Convertir le payload en string<text:line-break/> <text:s/>String message = "";<text:line-break/> <text:s/>for (int i = 0; i &lt; length; i++) {<text:line-break/> <text:s text:c="3"/>message += (char)payload[i];<text:line-break/> <text:s/>}<text:line-break/> <text:s/><text:line-break/> <text:s/>// Parser le JSON<text:line-break/> <text:s/>StaticJsonDocument&lt;200&gt; doc;<text:line-break/> <text:s/>DeserializationError error = deserializeJson(doc, message);<text:line-break/> <text:s/><text:line-break/> <text:s/>if (error) {<text:line-break/> <text:s text:c="3"/>Serial.print("JSON error: ");<text:line-break/> <text:s text:c="3"/>Serial.println(error.c_str());<text:line-break/> <text:s text:c="3"/>return;<text:line-break/> <text:s/>}<text:line-break/> <text:s/><text:line-break/> <text:s/>// Extraire les valeurs<text:line-break/> <text:s/>const char* command = doc["command"];<text:line-break/> <text:s/>int value = doc["value"];<text:line-break/> <text:s/><text:line-break/> <text:s/>// Exécuter la commande<text:line-break/> <text:s/>if (strcmp(command, "set_light") == 0) {<text:line-break/> <text:s text:c="3"/>digitalWrite(LED_PIN, value);<text:line-break/> <text:s/>}<text:line-break/>}<text:line-break/>```<text:line-break/><text:line-break/>#### **Créer du JSON pour Envoyer**<text:line-break/>```cpp<text:line-break/>void sendSensorData() {<text:line-break/> <text:s/>StaticJsonDocument&lt;200&gt; doc;<text:line-break/> <text:s/><text:line-break/> <text:s/>// Remplir le JSON<text:line-break/> <text:s/>doc["device"] = "arduino_1";<text:line-break/> <text:s/>doc["temperature"] = readTemperature();<text:line-break/> <text:s/>doc["humidity"] = readHumidity();<text:line-break/> <text:s/>doc["timestamp"] = millis();<text:line-break/> <text:s/><text:line-break/> <text:s/>// Sérialiser<text:line-break/> <text:s/>String output;<text:line-break/> <text:s/>serializeJson(doc, output);<text:line-break/> <text:s/><text:line-break/> <text:s/>// Envoyer via MQTT<text:line-break/> <text:s/>mqttClient.publish("sensors/data", output.c_str());<text:line-break/>}<text:line-break/>```<text:line-break/><text:line-break/>---<text:line-break/><text:line-break/>## **4. 🔄 Workflow Complet d'Échange**<text:line-break/><text:soft-page-break/><text:line-break/>### **Scénario : Alerte Température**<text:line-break/>```<text:line-break/>Arduino (Détection) → Node-RED (Traitement) → Tasker (Notification)<text:line-break/>```<text:line-break/><text:line-break/>#### **Étape 1 : Arduino → Node-RED**<text:line-break/>```json<text:line-break/>{<text:line-break/> <text:s/>"sensor_id": "thermo_1",<text:line-break/> <text:s/>"temperature": 35.5,<text:line-break/> <text:s/>"threshold": 30,<text:line-break/> <text:s/>"alert": true<text:line-break/>}<text:line-break/>```<text:line-break/><text:line-break/>#### **Étape 2 : Node-RED Traite**<text:line-break/>```javascript<text:line-break/>// Noeud function<text:line-break/>if (msg.payload.temperature &gt; msg.payload.threshold) {<text:line-break/> <text:s text:c="3"/>msg.alert_message = "ALERTE: Température trop élevée!";<text:line-break/> <text:s text:c="3"/>msg.priority = "high";<text:line-break/>}<text:line-break/>return msg;<text:line-break/>```<text:line-break/><text:line-break/>#### **Étape 3 : Node-RED → Tasker**<text:line-break/>```json<text:line-break/>{<text:line-break/> <text:s/>"type": "temperature_alert",<text:line-break/> <text:s/>"priority": "high",<text:line-break/> <text:s/>"message": "ALERTE: Température trop élevée!",<text:line-break/> <text:s/>"value": 35.5,<text:line-break/> <text:s/>"timestamp": 1635789200<text:line-break/>}<text:line-break/>```<text:line-break/><text:line-break/>#### **Étape 4 : Tasker Reçoit et Notifie**<text:line-break/>```javascript<text:line-break/>// Action JavaScriptlet<text:line-break/>var alert = JSON.parse(%mqtt_message);<text:line-break/>if (alert.priority === "high") {<text:line-break/> <text:s text:c="3"/>// Créer notification<text:line-break/> <text:s text:c="3"/>flash(alert.message);<text:line-break/> <text:s text:c="3"/>vibratePattern("500,200,500");<text:line-break/> <text:s text:c="3"/><text:line-break/> <text:s text:c="3"/>// Envoyer accusé réception<text:line-break/> <text:s text:c="3"/>var ack = {<text:line-break/> <text:s text:c="7"/>"alert_received": true,<text:line-break/> <text:s text:c="7"/>"device": "phone",<text:line-break/> <text:s text:c="7"/>"timestamp": new Date().getTime()<text:line-break/> <text:s text:c="3"/>};<text:line-break/><text:soft-page-break/> <text:s text:c="3"/>setVar('%response', JSON.stringify(ack));<text:line-break/>}<text:line-break/>```<text:line-break/><text:line-break/>---<text:line-break/><text:line-break/>## **5. 🛠️ Bonnes Pratiques &amp; Debugging**<text:line-break/><text:line-break/>### **Structure Cohérente**<text:line-break/>```json<text:line-break/>// ✅ BON - Structure standardisée<text:line-break/>{<text:line-break/> <text:s/>"device_id": "sonde_1",<text:line-break/> <text:s/>"type": "sensor_data",<text:line-break/> <text:s/>"timestamp": 1635789200,<text:line-break/> <text:s/>"values": {<text:line-break/> <text:s text:c="3"/>"temperature": 22.5,<text:line-break/> <text:s text:c="3"/>"humidity": 65<text:line-break/> <text:s/>}<text:line-break/>}<text:line-break/>```<text:line-break/><text:line-break/>### **Validation dans Node-RED**<text:line-break/>```javascript<text:line-break/>// Vérifier la structure avant traitement<text:line-break/>if (!msg.payload.device_id || !msg.payload.timestamp) {<text:line-break/> <text:s text:c="3"/>msg.error = "Message JSON invalide";<text:line-break/> <text:s text:c="3"/>node.error("Structure JSON manquante", msg);<text:line-break/> <text:s text:c="3"/>return null;<text:line-break/>}<text:line-break/>```<text:line-break/><text:line-break/>### **Gestion d'Erreurs dans Tasker**<text:line-break/>```javascript<text:line-break/>try {<text:line-break/> <text:s text:c="3"/>var data = JSON.parse(%mqtt_message);<text:line-break/> <text:s text:c="3"/>// Traitement normal...<text:line-break/>} catch (e) {<text:line-break/> <text:s text:c="3"/>flash("Erreur JSON: " + e);<text:line-break/> <text:s text:c="3"/>// Message d'erreur structuré<text:line-break/> <text:s text:c="3"/>var error_msg = {<text:line-break/> <text:s text:c="7"/>"error": "invalid_json",<text:line-break/> <text:s text:c="7"/>"original_message": %mqtt_message,<text:line-break/> <text:s text:c="7"/>"timestamp": new Date().getTime()<text:line-break/> <text:s text:c="3"/>};<text:line-break/> <text:s text:c="3"/>setVar('%mqtt_payload', JSON.stringify(error_msg));<text:line-break/>}<text:line-break/>```<text:line-break/><text:line-break/>### **Topics MQTT Recommandés**<text:line-break/>```<text:line-break/>house/sensors/temperature<text:line-break/><text:soft-page-break/>house/sensors/humidity <text:s/><text:line-break/>house/commands/light<text:line-break/>house/alerts/temperature<text:line-break/>house/status/device<text:line-break/>```<text:line-break/><text:line-break/>---<text:line-break/><text:line-break/>## **6. 🎯 Checklist de Déploiement**<text:line-break/><text:line-break/>### **✅ Avant d'Envoyer un Message**<text:line-break/>- [ ] La syntaxe JSON est valide<text:line-break/>- [ ] Tous les guillemets sont fermés<text:line-break/>- [ ] Pas de virgule en fin d'objet/tableau<text:line-break/>- [ ] Les nombres ne sont pas entre guillemets<text:line-break/>- [ ] Le topic MQTT est correct<text:line-break/><text:line-break/>### **✅ Quand je Reçois un Message**<text:line-break/>- [ ] Parser le JSON dans un try/catch<text:line-break/>- [ ] Vérifier la présence des champs obligatoires<text:line-break/>- [ ] Valider les types de données (nombre, texte, booléen)<text:line-break/>- [ ] Gérer les erreurs gracieusement<text:line-break/><text:line-break/>---<text:line-break/><text:line-break/>## **📞 Aide Mémoire Rapide**<text:line-break/><text:line-break/>| Action | Tasker | Node-RED | Arduino |<text:line-break/>|--------|---------|-----------|---------|<text:line-break/>| **JSON → Objet** | `JSON.parse()` | Noeud `json` | `deserializeJson()` |<text:line-break/>| **Objet → JSON** | `JSON.stringify()` | Automatique | `serializeJson()` |<text:line-break/>| **Accéder** | `data.propriete` | `msg.payload.propriete` | `doc["propriete"]` |<text:line-break/><text:line-break/>---<text:line-break/><text:line-break/><text:span text:style-name="T1">**💡 Conseil Final** : Commencez simple avec des structures basiques, testez chaque brique indépendamme</text:span></text:p>
      <text:p text:style-name="P2">nt, puis complexifiez progressivement. Le JSON est votre ami pour faire communiquer tous vos devices harmonieusement !</text:p>
      <text:h text:style-name="Heading_20_1" text:outline-level="1">Utilisation selon l’application</text:h>
      <text:h text:style-name="Heading_20_2" text:outline-level="2">JSON et Node-RED</text:h>
      <text:p text:style-name="P3"><text:s/>Node-RED est beaucoup plus directe <text:s/>que <text:s/>Tasker <text:span text:style-name="T2">pour le Json</text:span><text:line-break/><text:line-break/>**Node-RED excelle dans la gestion du JSON** et c'est même l'un de ses principaux atouts. Contrairement à Tasker qui a une approche procédurale, Node-RED traite le JSON comme un citoyen de première classe.<text:line-break/><text:line-break/>---<text:line-break/><text:soft-page-break/><text:line-break/>## Pourquoi Node-RED est excellent avec le JSON<text:line-break/><text:line-break/>### 1. Représentation Native des Objets JavaScript<text:line-break/>Node-RED étant construit sur Node.js, il **manipule nativement les objets JavaScript**. Une chaîne JSON valide est automatiquement convertie en objet JavaScript et vice-versa.<text:line-break/><text:line-break/>### 2. Le Noeud Clé : `json`<text:line-break/>Node-RED a un noeud dédié pour la conversion :<text:line-break/>- **`json`** : Convertit automatiquement entre chaînes JSON et objets JavaScript<text:line-break/>- **Fonctionnement intelligent** : Il détecte si le payload est une string ou un objet et fait la conversion appropriée<text:line-break/><text:line-break/>### 3. Traitement Visuel et Direct<text:line-break/>**Exemple de désérialisation :**<text:line-break/>```<text:line-break/>[API HTTP] → [json] → [function] → [debug]<text:line-break/>```<text:line-break/><text:line-break/>Si votre API retourne :<text:line-break/>```json<text:line-break/>{<text:line-break/> <text:s/>"sensor": {<text:line-break/> <text:s text:c="3"/>"temperature": 22.5,<text:line-break/> <text:s text:c="3"/>"humidity": 65,<text:line-break/> <text:s text:c="3"/>"location": "salon"<text:line-break/> <text:s/>}<text:line-break/>}<text:line-break/>```<text:line-break/><text:line-break/>Après le noeud `json`, dans un noeud `function` vous pouvez accéder directement :<text:line-break/>```javascript<text:line-break/>// Accès direct aux propriétés<text:line-break/>let temp = msg.payload.sensor.temperature;<text:line-break/>let location = msg.payload.sensor.location;<text:line-break/><text:line-break/>msg.temperature = temp;<text:line-break/>msg.location = location;<text:line-break/>return msg;<text:line-break/>```<text:line-break/><text:line-break/>### 4. Sérialisation tout aussi Simple<text:line-break/>**Pour créer du JSON :**<text:line-break/>```javascript<text:line-break/>// Dans un noeud function<text:line-break/>msg.payload = {<text:line-break/> <text:s/>"action": "update",<text:line-break/> <text:s/>"data": {<text:line-break/> <text:s text:c="3"/>"status": "active",<text:line-break/> <text:s text:c="3"/>"value": 42<text:line-break/> <text:s/>}<text:line-break/>};<text:line-break/><text:soft-page-break/>return msg;<text:line-break/>```<text:line-break/><text:line-break/>Le noeud `json` convertira automatiquement cet objet en chaîne JSON si nécessaire pour l'envoi.<text:line-break/><text:line-break/>---<text:line-break/><text:line-break/>## Exemple Complet : API REST avec Node-RED<text:line-break/><text:line-break/>### Scénario : Lire un capteur et envoyer des données<text:line-break/><text:line-break/>```<text:line-break/>[inject] → [function] → [http request] → [json] → [debug] → [function] → [http response]<text:line-break/>```<text:line-break/><text:line-break/>**Noeud 1 - Préparation des données :**<text:line-break/>```javascript<text:line-break/>// Création d'un objet JavaScript<text:line-break/>msg.payload = {<text:line-break/> <text:s/>timestamp: new Date(),<text:line-break/> <text:s/>sensor_data: {<text:line-break/> <text:s text:c="3"/>temperature: Math.random() * 30 + 10,<text:line-break/> <text:s text:c="3"/>humidity: Math.random() * 50 + 30<text:line-break/> <text:s/>}<text:line-break/>};<text:line-break/>return msg;<text:line-break/>```<text:line-break/><text:line-break/>**Noeud 2 - Envoi HTTP :**<text:line-break/>- Le payload est automatiquement sérialisé en JSON<text:line-break/>- Les headers `Content-Type: application/json` sont gérés automatiquement<text:line-break/><text:line-break/>**Noeud 3 - Réception :**<text:line-break/>```javascript<text:line-break/>// Après le noeud json, accès direct aux données<text:line-break/>let temp = msg.payload.sensor_data.temperature;<text:line-break/>msg.payload = {<text:line-break/> <text:s/>status: "success",<text:line-break/> <text:s/>received_temperature: temp<text:line-break/>};<text:line-break/>return msg;<text:line-break/>```<text:line-break/><text:line-break/>---<text:line-break/><text:line-break/>## Avantages Spécifiques de Node-RED<text:line-break/><text:line-break/>### ✅ **Gestion des Tableaux**<text:line-break/>Très naturelle :<text:line-break/>```javascript<text:line-break/>// Accéder à un tableau JSON<text:line-break/>msg.payload.users[0].name<text:line-break/><text:soft-page-break/>msg.payload.sensors.forEach(sensor =&gt; {<text:line-break/> <text:s text:c="3"/>// Traitement pour chaque capteur<text:line-break/>});<text:line-break/>```<text:line-break/><text:line-break/>### ✅ **Validation et Gestion d'Erreurs**<text:line-break/>- Le noeud `json` échoue gracieusement si le JSON est invalide<text:line-break/>- Possibilité de catcher les erreurs avec le second sortie<text:line-break/><text:line-break/>### ✅ **Transformation Complexe**<text:line-break/>Avec des noeuds comme :<text:line-break/>- **`change`** : Modifie les propriétés visuellement<text:line-break/>- **`function`** : Logique JavaScript personnalisée<text:line-break/>- **`switch`** : Routage basé sur le contenu JSON<text:line-break/><text:line-break/>### ✅ **Intégration avec d'autres Noeuds**<text:line-break/>De nombreux noeuds spécialisés comprennent nativement le JSON :<text:line-break/>- **`dashboard`** : Affiche automatiquement les propriétés d'objets<text:line-break/>- **`file`** : Peut lire/écrire des fichiers JSON<text:line-break/>- **`mqtt`** : Gère automatiquement la sérialisation<text:line-break/><text:line-break/>---<text:line-break/><text:line-break/>## Comparaison Directe avec Tasker<text:line-break/><text:line-break/>| Aspect | Node-RED | Tasker |<text:line-break/>|--------|-----------|---------|<text:line-break/>| **Approche** | Native, objet | Procédurale, variables |<text:line-break/>| **Conversion** | Automatique via noeud `json` | Manuelle avec JavaScriptlet |<text:line-break/>| **Accès données** | `msg.payload.obj.prop` | Variables globales `%var` |<text:line-break/>| **Tableaux** | Boucles JavaScript natives | Boucles Tasker + variables indexées |<text:line-break/>| **Courbe d'apprentissage** | Douce pour le JSON | Plus raide |<text:line-break/><text:line-break/>---<text:line-break/><text:line-break/>## Conclusion<text:line-break/><text:line-break/>**Node-RED est bien meilleur que Tasker pour la gestion du JSON**, et c'est même l'une de ses raisons d'être principales.<text:line-break/><text:line-break/>- ✅ **Naturel et intuitif** : Le JSON est au cœur de son fonctionnement<text:line-break/>- ✅ **Puissant** : Gère les structures complexes sans effort<text:line-break/>- ✅ **Robuste** : Bonne gestion d'erreurs et validation<text:line-break/>- ✅ **Intégré** : Fonctionne parfaitement avec les APIs REST, MQTT, bases de données<text:line-break/><text:line-break/>Si votre use-case implique **beaucoup de manipulations JSON** (APIs, IoT, data processing), **Node-RED est clairement le meilleur choix**. Tasker reste excellent pour l'automatisation mobile, mais Node-RED surpasse largement pour la gestion de données structurées.</text:p>
      <text:h text:style-name="Heading_20_2" text:outline-level="2"><text:soft-page-break/>JSON et Tasker</text:h>
      <text:p text:style-name="P4">Excellent question. La réponse est nuancée : **Tasker gère très bien la sérialisation/désérialisation JSON, mais de manière basique et procédurale. Il ne le fait pas "magiquement" comme un langage de haut niveau, mais il a tous les outils nécessaires pour le faire de manière très efficace.**<text:line-break/><text:line-break/>En résumé :<text:line-break/>* <text:s text:c="2"/>**Pour de petits JSON simples** : C'est très facile avec l'action `Variable Set` et les `%my_var`.<text:line-break/>* <text:s text:c="2"/>**Pour des JSON complexes** : C'est tout à fait possible, mais cela demande de découper le processus en étapes en utilisant les actions dédiées de Tasker.<text:line-break/><text:line-break/>Voici un guide détaillé de comment Tasker aborde le JSON.<text:line-break/><text:line-break/>---<text:line-break/><text:line-break/>### 1. La Désérialisation (Lire un JSON)<text:line-break/><text:line-break/>C'est le processus de prendre une chaîne de caractères JSON et de la convertir en variables exploitables par Tasker.<text:line-break/><text:line-break/>#### L'Action Principale : `JavaScriptlet`<text:line-break/><text:line-break/>C'est la méthode la plus puissante et la plus simple si vous êtes à l'aise avec un peu de code.<text:line-break/><text:line-break/>* <text:s text:c="2"/>**Avantage** : En une seule action, vous pouvez parser un JSON complexe et extraire toutes les valeurs dont vous avez besoin.<text:line-break/>* <text:s text:c="2"/>**Inconvénient** : Nécessite de connaître la syntaxe JavaScript.<text:line-break/><text:line-break/>**Exemple :**<text:line-break/>Vous recevez cette chaîne JSON d'une API Web :<text:line-break/>```json<text:line-break/>{<text:line-break/> <text:s/>"weather": {<text:line-break/> <text:s text:c="3"/>"city": "Paris",<text:line-break/> <text:s text:c="3"/>"temperature": 15,<text:line-break/> <text:s text:c="3"/>"conditions": "nuageux",<text:line-break/> <text:s text:c="3"/>"alert": true<text:line-break/> <text:s/>}<text:line-break/>}<text:line-break/>```<text:line-break/><text:line-break/>**Action dans Tasker :**<text:line-break/>1. <text:s/>**Action :** `JavaScriptlet`<text:line-break/>2. <text:s/>**Code :**<text:line-break/> <text:s text:c="3"/>```javascript<text:line-break/> <text:s text:c="3"/>// Supposons que %http_data contient la réponse JSON<text:line-break/> <text:s text:c="3"/>var data = JSON.parse(%http_data);<text:line-break/><text:line-break/> <text:s text:c="3"/>// Extraire les valeurs dans des variables Tasker<text:line-break/> <text:s text:c="3"/>setVar('city', data.weather.city);<text:line-break/> <text:s text:c="3"/>setVar('temp', data.weather.temperature);<text:line-break/> <text:s text:c="3"/>setVar('conditions', data.weather.conditions);<text:line-break/> <text:s text:c="3"/>setVar('has_alert', data.weather.alert);<text:line-break/><text:soft-page-break/> <text:s text:c="3"/>```<text:line-break/>3. <text:s/>**Résultat :** Vous avez maintenant des variables Tasker `%city` (valeur: "Paris"), `%temp` (15), etc., que vous pouvez utiliser dans toutes les actions suivantes.<text:line-break/><text:line-break/>#### L'Action Native : `JSON Parse` (Lecture)<text:line-break/><text:line-break/>Cette action est conçue spécifiquement pour cela.<text:line-break/><text:line-break/>* <text:s text:c="2"/>**Avantage** : Pure interface Tasker, pas de code.<text:line-break/>* <text:s text:c="2"/>**Inconvénient** : Peut devenir laborieuse pour des structures très imbriquées.<text:line-break/><text:line-break/>**Avec le même JSON :**<text:line-break/>1. <text:s/>**Action :** `JSON Parse`<text:line-break/>2. <text:s/>**Field à Parse :** `%http_data`<text:line-break/>3. <text:s/>**Chemin (Point `.` comme séparateur) :**<text:line-break/> <text:s text:c="3"/>* <text:s text:c="2"/>Pour la ville : `weather.city` -&gt; stocké dans `%city`<text:line-break/> <text:s text:c="3"/>* <text:s text:c="2"/>Pour la température : `weather.temperature` -&gt; stocké dans `%temperature`<text:line-break/><text:line-break/>Vous devrez souvent exécuter plusieurs actions `JSON Parse` pour extraire différents champs.<text:line-break/><text:line-break/>---<text:line-break/><text:line-break/>### 2. La Sérialisation (Créer un JSON)<text:line-break/><text:line-break/>C'est le processus de prendre des variables Tasker et de construire une chaîne de caractères JSON valide, souvent pour envoyer des données à une API Web.<text:line-break/><text:line-break/>#### La Méthode Recommandée : `JavaScriptlet`<text:line-break/><text:line-break/>Là encore, c'est la méthode la plus robuste.<text:line-break/><text:line-break/>**Exemple :** Vous voulez créer ce JSON :<text:line-break/>```json<text:line-break/>{<text:line-break/> <text:s/>"action": "update",<text:line-break/> <text:s/>"device": {<text:line-break/> <text:s text:c="3"/>"name": "%DEVICE",<text:line-break/> <text:s text:c="3"/>"battery": %BATT<text:line-break/> <text:s/>}<text:line-break/>}<text:line-break/>```<text:line-break/><text:line-break/>**Action dans Tasker :**<text:line-break/>1. <text:s/>**Action :** `JavaScriptlet`<text:line-break/>2. <text:s/>**Code :**<text:line-break/> <text:s text:c="3"/>```javascript<text:line-break/> <text:s text:c="3"/>var payload = {<text:line-break/> <text:s text:c="5"/>action: "update",<text:line-break/> <text:s text:c="5"/>device: {<text:line-break/> <text:s text:c="7"/>name: global('DEVICE'), // Récupère la variable système %DEVICE<text:line-break/> <text:s text:c="7"/>battery: parseInt(global('BATT')) // S'assure que c'est un nombre<text:line-break/> <text:s text:c="5"/>}<text:line-break/><text:soft-page-break/> <text:s text:c="3"/>};<text:line-break/><text:line-break/> <text:s text:c="3"/>// Convertir l'objet JavaScript en chaîne JSON<text:line-break/> <text:s text:c="3"/>setVar('json_payload', JSON.stringify(payload));<text:line-break/> <text:s text:c="3"/>```<text:line-break/>3. <text:s/>**Résultat :** La variable `%json_payload` contient maintenant la chaîne JSON parfaite, prête à être utilisée dans une action `HTTP Request`.<text:line-break/><text:line-break/>#### La Méthode "Manuelle" : `Variable Set` + Concaténation<text:line-break/><text:line-break/>**Déconseillée pour des structures complexes**, mais fonctionnelle pour du très simple.<text:line-break/><text:line-break/>```tasker<text:line-break/>Variable Set: %my_json to {"name": "%NAME", "age": %AGE}<text:line-break/>```<text:line-break/>**Attention !** Cette méthode est très sujette aux erreurs (guillemets manquants, virgules mal placées, etc.). Elle ne doit être utilisée qu'en dernier recours.<text:line-break/><text:line-break/>---<text:line-break/><text:line-break/>### Points Forts et Limites de Tasker<text:line-break/><text:line-break/>#### Points Forts :<text:line-break/>* <text:s text:c="2"/>**Intégration native** : Les actions `JSON Parse`/`JSON Read` montrent que c'est un cas d'usage pris en compte.<text:line-break/>* <text:s text:c="2"/>**La puissance de JavaScript** : L'action `JavaScriptlet` lève presque toutes les limitations. Vous pouvez gérer n'importe quelle structure JSON, aussi complexe soit-elle.<text:line-break/>* <text:s text:c="2"/>**Extrêmement flexible** : Vous pouvez choisir la méthode qui vous convient en fonction de la complexité de la tâche.<text:line-break/><text:line-break/>#### Limites / Points de Vigilance :<text:line-break/>* <text:s text:c="2"/>**Pas de gestion d'objets natifs** : Tasker ne comprend pas le JSON comme un "objet". Il ne travaille qu'avec des variables simples (chaînes, nombres) ou des tableaux.<text:line-break/>* <text:s text:c="2"/>**Procédural** : Vous devez explicitement dire à Tasker quoi extraire ou construire. Il n'y a pas de liaison automatique de données ("data binding").<text:line-break/>* <text:s text:c="2"/>**Tableaux JSON** : Les tableaux sont bien gérés, mais nécessitent une boucle `For` pour itérer sur chaque élément. L'action `JSON Parse` créera des variables comme `%value1`, `%value2`, etc.<text:line-break/><text:line-break/>### Conclusion<text:line-break/><text:line-break/>**Oui, Tasker gère très bien la sérialisation/désérialisation JSON**, à condition de comprendre son approche procédurale.<text:line-break/><text:line-break/>* <text:s text:c="2"/>Pour un **débutant** ou un JSON **très simple**, utilisez l'action `JSON Parse`.<text:line-break/>* <text:s text:c="2"/>Pour toute tâche un peu **sérieuse, complexe ou récurrente**, apprenez à utiliser l'action **`JavaScriptlet`** avec `JSON.parse()` et `JSON.stringify()`. C'est de loin la méthode la plus fiable, puissante et propre.<text:line-break/><text:line-break/>Avec cette méthode, vous pouvez interagir avec n'importe quelle API REST moderne sans aucun problème.</text:p>
      <text:p text:style-name="P4"/>
      <text:h text:style-name="P5" text:outline-level="2">Usage JSON/ echange Node-red/Tasker/Arduino - Qualité de JSON Exple</text:h>
      <text:p text:style-name="Text_20_body">Utiliser JSON comme format d'échange est la MEILLEURE solution <text:span text:style-name="T2">pour mon</text:span> architecture.<text:line-break/><text:line-break/>---<text:line-break/><text:line-break/>## ✅ Pourquoi JSON est Parfait pour Votre Cas<text:line-break/><text:line-break/>### 1. **Langage Universel**<text:line-break/>- **Tasker** : Comprend le JSON via JavaScriptlet/JSON Parse<text:line-break/>- **Node-RED** : Excellente gestion native du JSON <text:s/><text:line-break/>- **Arduino** : Bibliothèques JSON légères disponibles (ArduinoJson)<text:line-break/>- **Tous parlent le même langage**<text:line-break/><text:line-break/>### 2. **Structure Cohérente Entre Tous les Devices**<text:line-break/>```json<text:line-break/>// Format commun pour tous les échanges<text:line-break/>{<text:line-break/> <text:s/>"device": "arduino_salon",<text:line-break/> <text:s/>"type": "sensor_data",<text:line-break/> <text:s/>"timestamp": 1635789200,<text:line-break/> <text:s/>"values": {<text:line-break/> <text:s text:c="3"/>"temperature": 22.5,<text:line-break/> <text:s text:c="3"/>"humidity": 65<text:line-break/> <text:s/>}<text:line-break/>}<text:line-break/>```<text:line-break/><text:line-break/>### 3. **Extensible et Flexible**<text:line-break/>Ajoutez facilement de nouveaux capteurs/sans casser l'existant :<text:line-break/>```json<text:line-break/>{<text:line-break/> <text:s/>"device": "smartphone_cuisine",<text:line-break/> <text:s/>"type": "motion_alert",<text:line-break/> <text:s/>"data": {<text:line-break/> <text:s text:c="3"/>"motion_detected": true,<text:line-break/> <text:s text:c="3"/>"confidence": 0.85,<text:line-break/> <text:s text:c="3"/>"location": "cuisine"<text:line-break/> <text:s/>}<text:line-break/>}<text:line-break/>```<text:line-break/><text:line-break/>---<text:line-break/><text:line-break/>## 🎯 Architecture Recommandée<text:line-break/><text:line-break/>### Smartphone (Tasker) ↔ Node-RED ↔ Arduino<text:line-break/><text:line-break/>```<text:line-break/>[Smartphone Tasker] ←JSON/MQTT→ [Node-RED] ←JSON/MQTT→ [Arduino]<text:line-break/><text:soft-page-break/> <text:s text:c="6"/>↑ <text:s text:c="30"/>↑ <text:s text:c="22"/>↑<text:line-break/> <text:s text:c="2"/>Capteurs mobiles <text:s text:c="13"/>Cerveau central <text:s text:c="7"/>Capteurs physiques<text:line-break/> <text:s text:c="2"/>(GPS, Battery, etc.) <text:s text:c="9"/>(Logique, Storage) <text:s text:c="3"/>(DHT22, PIR, etc.)<text:line-break/>```<text:line-break/><text:line-break/>---<text:line-break/><text:line-break/>## 📋 Exemples Concrets d'Échanges<text:line-break/><text:line-break/>### 1. **Arduino → Node-RED** (Capteurs → Cloud)<text:line-break/>```json<text:line-break/>{<text:line-break/> <text:s/>"sensor_id": "DHT22_1",<text:line-break/> <text:s/>"timestamp": 1635789200,<text:line-break/> <text:s/>"readings": {<text:line-break/> <text:s text:c="3"/>"temp": 22.5,<text:line-break/> <text:s text:c="3"/>"hum": 65.2<text:line-break/> <text:s/>},<text:line-break/> <text:s/>"battery": 4.1<text:line-break/>}<text:line-break/>```<text:line-break/><text:line-break/>### 2. **Node-RED → Tasker** (Commandes → Mobile)<text:line-break/>```json<text:line-break/>{<text:line-break/> <text:s/>"command": "notification",<text:line-break/> <text:s/>"priority": "high",<text:line-break/> <text:s/>"title": "Alerte Température",<text:line-break/> <text:s/>"message": "Température critique détectée: 35°C",<text:line-break/> <text:s/>"actions": ["acknowledge", "snooze"]<text:line-break/>}<text:line-break/>```<text:line-break/><text:line-break/>### 3. **Tasker → Node-RED** (Mobile → Cloud)<text:line-break/>```json<text:line-break/>{<text:line-break/> <text:s/>"device_id": "phone_john",<text:line-break/> <text:s/>"type": "location_update",<text:line-break/> <text:s/>"data": {<text:line-break/> <text:s text:c="3"/>"lat": 48.8566,<text:line-break/> <text:s text:c="3"/>"lon": 2.3522,<text:line-break/> <text:s text:c="3"/>"accuracy": 15<text:line-break/> <text:s/>},<text:line-break/> <text:s/>"battery_level": 78<text:line-break/>}<text:line-break/>```<text:line-break/><text:line-break/>### 4. **Node-RED → Arduino** (Commandes → Actionneurs)<text:line-break/>```json<text:line-break/>{<text:line-break/> <text:s/>"target": "relay_kitchen",<text:line-break/> <text:s/>"action": "set_state",<text:line-break/><text:soft-page-break/> <text:s/>"value": 1,<text:line-break/> <text:s/>"duration": 300<text:line-break/>}<text:line-break/>```<text:line-break/><text:line-break/>---<text:line-break/><text:line-break/>## 🛠️ Implémentation Technique<text:line-break/><text:line-break/>### **Coté Arduino** (avec ArduinoJson)<text:line-break/>```cpp<text:line-break/>#include &lt;ArduinoJson.h&gt;<text:line-break/><text:line-break/>void sendSensorData() {<text:line-break/> <text:s/>StaticJsonDocument&lt;200&gt; doc;<text:line-break/> <text:s/>doc["device"] = "arduino_1";<text:line-break/> <text:s/>doc["temp"] = readTemperature();<text:line-break/> <text:s/>doc["hum"] = readHumidity();<text:line-break/> <text:s/><text:line-break/> <text:s/>String output;<text:line-break/> <text:s/>serializeJson(doc, output);<text:line-break/> <text:s/>// Envoi via MQTT<text:line-break/> <text:s/>mqttClient.publish("sensors/data", output.c_str());<text:line-break/>}<text:line-break/>```<text:line-break/><text:line-break/>### **Coté Node-RED** (Traitement Central)<text:line-break/>```javascript<text:line-break/>// Noeud function pour traiter les données Arduino<text:line-break/>if (msg.topic === "sensors/data") {<text:line-break/> <text:s text:c="3"/>let data = msg.payload;<text:line-break/> <text:s text:c="3"/><text:line-break/> <text:s text:c="3"/>// Logique métier<text:line-break/> <text:s text:c="3"/>if (data.temp &gt; 30) {<text:line-break/> <text:s text:c="7"/>msg.alert = true;<text:line-break/> <text:s text:c="7"/>msg.notification = "Température élevée: " + data.temp;<text:line-break/> <text:s text:c="3"/>}<text:line-break/> <text:s text:c="3"/><text:line-break/> <text:s text:c="3"/>return msg;<text:line-break/>}<text:line-break/>```<text:line-break/><text:line-break/>### **Coté Tasker** (Réception MQTT + JSON)<text:line-break/>**Profil MQTT** → **Action JavaScriptlet**<text:line-break/>```javascript<text:line-break/>// Désérialisation du message MQTT<text:line-break/>var data = JSON.parse(mqtt_message);<text:line-break/><text:line-break/>if (data.alert) {<text:line-break/> <text:s text:c="3"/>// Notifier l'utilisateur<text:line-break/> <text:s text:c="3"/>flash(data.notification);<text:line-break/> <text:s text:c="3"/><text:line-break/><text:soft-page-break/> <text:s text:c="3"/>// Envoyer un accusé de réception<text:line-break/> <text:s text:c="3"/>var ack = {<text:line-break/> <text:s text:c="7"/>"device": "phone",<text:line-break/> <text:s text:c="7"/>"alert_acknowledged": true,<text:line-break/> <text:s text:c="7"/>"timestamp": new Date().getTime()<text:line-break/> <text:s text:c="3"/>};<text:line-break/> <text:s text:c="3"/><text:line-break/> <text:s text:c="3"/>// Resérialisation pour envoi MQTT<text:line-break/> <text:s text:c="3"/>setVar('%mqtt_payload', JSON.stringify(ack));<text:line-break/>}<text:line-break/>```<text:line-break/><text:line-break/>---<text:line-break/><text:line-break/>## ✅ Avantages de Cette Architecture<text:line-break/><text:line-break/>### **Interopérabilité Maximale**<text:line-break/>- Chaque device comprend le même format<text:line-break/>- Ajout/suppression de devices transparent<text:line-break/><text:line-break/>### **Débogage Facile**<text:line-break/>Les messages JSON sont lisibles directement dans :<text:line-break/>- Monitor série Arduino<text:line-break/>- Debug Node-RED <text:s/><text:line-break/>- Logs Tasker<text:line-break/><text:line-break/>### **Évolutivité**<text:line-break/>Ajoutez facilement :<text:line-break/>- Un 2ème Arduino<text:line-break/>- Un 3ème smartphone<text:line-break/>- Une base de données<text:line-break/>- Une interface web<text:line-break/><text:line-break/>### **Robustesse**<text:line-break/>- Structure de données claire<text:line-break/>- Validation possible dans Node-RED<text:line-break/>- Gestion d'erreurs standardisée<text:line-break/><text:line-break/>---<text:line-break/><text:line-break/>## ⚠️ Considérations Techniques<text:line-break/><text:line-break/>### **Pour Arduino**<text:line-break/>- Utilisez **ArduinoJson** (bibliothèque légère)<text:line-break/>- Attention à la taille mémoire avec les gros JSON<text:line-break/>- Prévoyez un buffer JSON adapté à vos besoins<text:line-break/><text:line-break/>### **Pour MQTT**<text:line-break/>- Un topic par type de message :<text:line-break/> <text:s/>- `house/sensors/temperature`<text:line-break/> <text:s/>- `house/commands/light`<text:line-break/> <text:s/>- `house/notifications/alert`<text:line-break/><text:soft-page-break/><text:line-break/>### **Performance**<text:line-break/>- JSON est léger pour la plupart des use-cases IoT<text:line-break/>- Compression possible si besoin (gzip dans Node-RED)<text:line-break/><text:line-break/>---<text:line-break/><text:line-break/>## 🎯 Conclusion<text:line-break/><text:line-break/>**OUI, JSON est la solution la plus pertinente** pour votre architecture. C'est le format qui offre le meilleur équilibre entre :<text:line-break/><text:line-break/>- ✅ **Simplicité** de mise en œuvre<text:line-break/>- ✅ **Universalité** entre toutes les plateformes<text:line-break/>- ✅ **Flexibilité** pour l'évolution du système<text:line-break/>- ✅ **Maintenabilité** du code<text:line-break/><text:line-break/>C'est exactement le type de scénario où JSON excelle : **faire communiquer des systèmes hétérogènes de manière standardisée et efficace**.<text:line-break/><text:line-break/>**Recommendation finale** : Implémentez sans hésiter JSON comme format d'échange principal dans votre écosystème Tasker + Node-RED + Arduino.</text:p>
      <text:h text:style-name="P6" text:outline-level="1">Info Python installation sur SE avec pyserial et mqtt</text:h>
      <text:p text:style-name="P7"><text:line-break/>~ $ pip show pyserial paho-mqtt</text:p>
      <text:p text:style-name="P7">Name: pyserial</text:p>
      <text:p text:style-name="P7">Version: 3.5</text:p>
      <text:p text:style-name="P7">Summary: Python Serial Port Extension</text:p>
      <text:p text:style-name="P7">Home-page: https://github.com/pyserial/pyserial</text:p>
      <text:p text:style-name="P7">Author: Chris Liechti</text:p>
      <text:p text:style-name="P7">Author-email: cliechti@gmx.net</text:p>
      <text:p text:style-name="P7">License: BSD</text:p>
      <text:p text:style-name="P7">Location: /data/data/com.termux/files/usr/lib/python3.12/site-packages</text:p>
      <text:p text:style-name="P7">Requires:</text:p>
      <text:p text:style-name="P7">Required-by:</text:p>
      <text:p text:style-name="P7">---</text:p>
      <text:p text:style-name="P7">Name: paho-mqtt</text:p>
      <text:p text:style-name="P7">Version: 2.1.0</text:p>
      <text:p text:style-name="P7">Summary: MQTT version 5.0/3.1.1 client class</text:p>
      <text:p text:style-name="P7">Home-page: http://eclipse.org/paho</text:p>
      <text:p text:style-name="P7">Author:</text:p>
      <text:p text:style-name="P7">Author-email: Roger Light &lt;roger@atchoo.org&gt;</text:p>
      <text:p text:style-name="P7">License: EPL-2.0 OR BSD-3-Clause</text:p>
      <text:p text:style-name="P7">Location: /data/data/com.termux/files/usr/lib/python3.12/site-packages</text:p>
      <text:p text:style-name="P7">Requires:</text:p>
      <text:p text:style-name="P7">Required-by:</text:p>
      <text:h text:style-name="Heading_20_1" text:outline-level="1" text:is-list-header="true">Mon switch ANKER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3"/>
        <table:table-column table:style-name="Tableau1.H"/>
        <table:table-row>
          <table:table-cell table:style-name="Tableau1.A1" office:value-type="string">
            <text:p text:style-name="P8">USB-A Data Port </text:p>
          </table:table-cell>
          <table:table-cell table:style-name="Tableau1.A1" office:value-type="string">
            <text:p text:style-name="P8">2 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8">USB-C Data Port </text:p>
          </table:table-cell>
          <table:table-cell table:style-name="Tableau1.A1" office:value-type="string">
            <text:p text:style-name="P8">2 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8">USB-C PD Input </text:p>
          </table:table-cell>
          <table:table-cell table:style-name="Tableau1.A1" office:value-type="string">
            <text:p text:style-name="P8">100W 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8">HDMI Port </text:p>
          </table:table-cell>
          <table:table-cell table:style-name="Tableau1.A1" office:value-type="string">
            <text:p text:style-name="P8">1 × 4K @ 60Hz 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8">Audio Port </text:p>
          </table:table-cell>
          <table:table-cell table:style-name="Tableau1.A1" office:value-type="string">
            <text:p text:style-name="P8">0 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8">SD / TF Slot </text:p>
          </table:table-cell>
          <table:table-cell table:style-name="Tableau1.A1" office:value-type="string">
            <text:p text:style-name="P8">1 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8">Ethernet Port </text:p>
          </table:table-cell>
          <table:table-cell table:style-name="Tableau1.A1" office:value-type="string">
            <text:p text:style-name="P8">— 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8">Cable length (cm) </text:p>
          </table:table-cell>
          <table:table-cell table:style-name="Tableau1.A1" office:value-type="string">
            <text:p text:style-name="P8">- 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8">Product Dimension (cm) </text:p>
          </table:table-cell>
          <table:table-cell table:style-name="Tableau1.A1" office:value-type="string">
            <text:p text:style-name="P8">131,3 × 37 × 12 mm </text:p>
          </table:table-cell>
          <table:table-cell table:style-name="Tableau1.A1" office:value-type="string">
            <text:p text:style-name="Table_20_Contents"/>
          </table:table-cell>
          <table:table-cell table:style-name="Tableau1.D9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" svg:font-family="Lucida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color="#158466" loext:opacity="100%" fo:font-size="18pt" fo:font-weight="bold" officeooo:rsid="001a0f6f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0:55:54.037801100</meta:creation-date>
    <dc:date>2025-11-05T18:34:07.737038100</dc:date>
    <meta:editing-duration>PT6H25M36S</meta:editing-duration>
    <meta:editing-cycles>5</meta:editing-cycles>
    <meta:generator>LibreOffice/25.8.2.2$Windows_X86_64 LibreOffice_project/d401f2107ccab8f924a8e2df40f573aab7605b6f</meta:generator>
    <meta:document-statistic meta:table-count="1" meta:image-count="0" meta:object-count="0" meta:page-count="19" meta:paragraph-count="53" meta:word-count="3198" meta:character-count="23303" meta:non-whitespace-character-count="19074"/>
  </office:meta>
</office:document-meta>
</file>